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T1_10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text-indent="0.952cm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>
      <style:text-properties style:font-name="Times New Roman" style:font-name-asian="Times New Roman" style:font-name-complex="Times New Roman"/>
    </style:style>
    <style:style style:name="T3_63" style:family="text">
      <style:text-properties style:font-name="Times New Roman" style:font-name-asian="Times New Roman" style:font-name-complex="Times New Roman"/>
    </style:style>
    <style:style style:name="T3_64" style:family="text">
      <style:text-properties style:font-name="Times New Roman" style:font-name-asian="Times New Roman" style:font-name-complex="Times New Roman"/>
    </style:style>
    <style:style style:name="T3_65" style:family="text">
      <style:text-properties style:font-name="Times New Roman" style:font-name-asian="Times New Roman" style:font-name-complex="Times New Roman"/>
    </style:style>
    <style:style style:name="T3_66" style:family="text">
      <style:text-properties style:font-name="Times New Roman" style:font-name-asian="Times New Roman" style:font-name-complex="Times New Roman"/>
    </style:style>
    <style:style style:name="T3_67" style:family="text">
      <style:text-properties style:font-name="Times New Roman" style:font-name-asian="Times New Roman" style:font-name-complex="Times New Roman"/>
    </style:style>
    <style:style style:name="T3_68" style:family="text">
      <style:text-properties style:font-name="Times New Roman" style:font-name-asian="Times New Roman" style:font-name-complex="Times New Roman"/>
    </style:style>
    <style:style style:name="T3_69" style:family="text">
      <style:text-properties style:font-name="Times New Roman" style:font-name-asian="Times New Roman" style:font-name-complex="Times New Roman"/>
    </style:style>
    <style:style style:name="T3_70" style:family="text">
      <style:text-properties style:font-name="Times New Roman" style:font-name-asian="Times New Roman" style:font-name-complex="Times New Roman"/>
    </style:style>
    <style:style style:name="T3_71" style:family="text">
      <style:text-properties style:font-name="Times New Roman" style:font-name-asian="Times New Roman" style:font-name-complex="Times New Roman"/>
    </style:style>
    <style:style style:name="T3_72" style:family="text">
      <style:text-properties style:font-name="Times New Roman" style:font-name-asian="Times New Roman" style:font-name-complex="Times New Roman"/>
    </style:style>
    <style:style style:name="T3_73" style:family="text">
      <style:text-properties style:font-name="Times New Roman" style:font-name-asian="Times New Roman" style:font-name-complex="Times New Roman"/>
    </style:style>
    <style:style style:name="T3_74" style:family="text">
      <style:text-properties style:font-name="Times New Roman" style:font-name-asian="Times New Roman" style:font-name-complex="Times New Roman"/>
    </style:style>
    <style:style style:name="T3_75" style:family="text">
      <style:text-properties style:font-name="Times New Roman" style:font-name-asian="Times New Roman" style:font-name-complex="Times New Roman"/>
    </style:style>
    <style:style style:name="T3_76" style:family="text">
      <style:text-properties style:font-name="Times New Roman" style:font-name-asian="Times New Roman" style:font-name-complex="Times New Roman"/>
    </style:style>
    <style:style style:name="T3_77" style:family="text">
      <style:text-properties style:font-name="Times New Roman" style:font-name-asian="Times New Roman" style:font-name-complex="Times New Roman"/>
    </style:style>
    <style:style style:name="T3_78" style:family="text">
      <style:text-properties style:font-name="Times New Roman" style:font-name-asian="Times New Roman" style:font-name-complex="Times New Roman"/>
    </style:style>
    <style:style style:name="T3_79" style:family="text">
      <style:text-properties style:font-name="Times New Roman" style:font-name-asian="Times New Roman" style:font-name-complex="Times New Roman"/>
    </style:style>
    <style:style style:name="T3_80" style:family="text">
      <style:text-properties style:font-name="Times New Roman" style:font-name-asian="Times New Roman" style:font-name-complex="Times New Roman"/>
    </style:style>
    <style:style style:name="T3_81" style:family="text">
      <style:text-properties style:font-name="Times New Roman" style:font-name-asian="Times New Roman" style:font-name-complex="Times New Roman"/>
    </style:style>
    <style:style style:name="T3_82" style:family="text">
      <style:text-properties style:font-name="Times New Roman" style:font-name-asian="Times New Roman" style:font-name-complex="Times New Roman"/>
    </style:style>
    <style:style style:name="T3_83" style:family="text">
      <style:text-properties style:font-name="Times New Roman" style:font-name-asian="Times New Roman" style:font-name-complex="Times New Roman"/>
    </style:style>
    <style:style style:name="T3_84" style:family="text">
      <style:text-properties style:font-name="Times New Roman" style:font-name-asian="Times New Roman" style:font-name-complex="Times New Roman"/>
    </style:style>
    <style:style style:name="T3_85" style:family="text">
      <style:text-properties style:font-name="Times New Roman" style:font-name-asian="Times New Roman" style:font-name-complex="Times New Roman"/>
    </style:style>
    <style:style style:name="T3_86" style:family="text">
      <style:text-properties style:font-name="Times New Roman" style:font-name-asian="Times New Roman" style:font-name-complex="Times New Roman"/>
    </style:style>
    <style:style style:name="T3_87" style:family="text">
      <style:text-properties style:font-name="Times New Roman" style:font-name-asian="Times New Roman" style:font-name-complex="Times New Roman"/>
    </style:style>
    <style:style style:name="T3_88" style:family="text">
      <style:text-properties style:font-name="Times New Roman" style:font-name-asian="Times New Roman" style:font-name-complex="Times New Roman"/>
    </style:style>
    <style:style style:name="T3_89" style:family="text">
      <style:text-properties style:font-name="Times New Roman" style:font-name-asian="Times New Roman" style:font-name-complex="Times New Roman"/>
    </style:style>
    <style:style style:name="T3_90" style:family="text">
      <style:text-properties style:font-name="Times New Roman" style:font-name-asian="Times New Roman" style:font-name-complex="Times New Roman"/>
    </style:style>
    <style:style style:name="T3_91" style:family="text">
      <style:text-properties style:font-name="Times New Roman" style:font-name-asian="Times New Roman" style:font-name-complex="Times New Roman"/>
    </style:style>
    <style:style style:name="T3_92" style:family="text">
      <style:text-properties style:font-name="Times New Roman" style:font-name-asian="Times New Roman" style:font-name-complex="Times New Roman"/>
    </style:style>
    <style:style style:name="T3_93" style:family="text">
      <style:text-properties style:font-name="Times New Roman" style:font-name-asian="Times New Roman" style:font-name-complex="Times New Roman"/>
    </style:style>
    <style:style style:name="T3_94" style:family="text">
      <style:text-properties style:font-name="Times New Roman" style:font-name-asian="Times New Roman" style:font-name-complex="Times New Roman"/>
    </style:style>
    <style:style style:name="T3_95" style:family="text">
      <style:text-properties style:font-name="Times New Roman" style:font-name-asian="Times New Roman" style:font-name-complex="Times New Roman"/>
    </style:style>
    <style:style style:name="T3_96" style:family="text">
      <style:text-properties style:font-name="Times New Roman" style:font-name-asian="Times New Roman" style:font-name-complex="Times New Roman"/>
    </style:style>
    <style:style style:name="T3_97" style:family="text">
      <style:text-properties style:font-name="Times New Roman" style:font-name-asian="Times New Roman" style:font-name-complex="Times New Roman"/>
    </style:style>
    <style:style style:name="T3_98" style:family="text">
      <style:text-properties style:font-name="Times New Roman" style:font-name-asian="Times New Roman" style:font-name-complex="Times New Roman"/>
    </style:style>
    <style:style style:name="T3_99" style:family="text">
      <style:text-properties style:font-name="Times New Roman" style:font-name-asian="Times New Roman" style:font-name-complex="Times New Roman"/>
    </style:style>
    <style:style style:name="T3_100" style:family="text">
      <style:text-properties style:font-name="Times New Roman" style:font-name-asian="Times New Roman" style:font-name-complex="Times New Roman"/>
    </style:style>
    <style:style style:name="T3_101" style:family="text">
      <style:text-properties style:font-name="Times New Roman" style:font-name-asian="Times New Roman" style:font-name-complex="Times New Roman"/>
    </style:style>
    <style:style style:name="T3_102" style:family="text">
      <style:text-properties style:font-name="Times New Roman" style:font-name-asian="Times New Roman" style:font-name-complex="Times New Roman"/>
    </style:style>
    <style:style style:name="T3_103" style:family="text">
      <style:text-properties style:font-name="Times New Roman" style:font-name-asian="Times New Roman" style:font-name-complex="Times New Roman"/>
    </style:style>
    <style:style style:name="T3_104" style:family="text">
      <style:text-properties style:font-name="Times New Roman" style:font-name-asian="Times New Roman" style:font-name-complex="Times New Roman"/>
    </style:style>
    <style:style style:name="T3_105" style:family="text">
      <style:text-properties style:font-name="Times New Roman" style:font-name-asian="Times New Roman" style:font-name-complex="Times New Roman"/>
    </style:style>
    <style:style style:name="T3_106" style:family="text">
      <style:text-properties style:font-name="Times New Roman" style:font-name-asian="Times New Roman" style:font-name-complex="Times New Roman"/>
    </style:style>
    <style:style style:name="T3_107" style:family="text">
      <style:text-properties style:font-name="Times New Roman" style:font-name-asian="Times New Roman" style:font-name-complex="Times New Roman"/>
    </style:style>
    <style:style style:name="T3_108" style:family="text">
      <style:text-properties style:font-name="Times New Roman" style:font-name-asian="Times New Roman" style:font-name-complex="Times New Roman"/>
    </style:style>
    <style:style style:name="T3_109" style:family="text">
      <style:text-properties style:font-name="Times New Roman" style:font-name-asian="Times New Roman" style:font-name-complex="Times New Roman"/>
    </style:style>
    <style:style style:name="T3_110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text-indent="0.952cm" fo:line-height="11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T4_6" style:family="text">
      <style:text-properties style:font-name="Times New Roman" style:font-name-asian="Times New Roman" style:font-name-complex="Times New Roman"/>
    </style:style>
    <style:style style:name="T4_7" style:family="text">
      <style:text-properties style:font-name="Times New Roman" style:font-name-asian="Times New Roman" style:font-name-complex="Times New Roman"/>
    </style:style>
    <style:style style:name="T4_8" style:family="text">
      <style:text-properties style:font-name="Times New Roman" style:font-name-asian="Times New Roman" style:font-name-complex="Times New Roman"/>
    </style:style>
    <style:style style:name="T4_9" style:family="text">
      <style:text-properties style:font-name="Times New Roman" style:font-name-asian="Times New Roman" style:font-name-complex="Times New Roman"/>
    </style:style>
    <style:style style:name="T4_10" style:family="text">
      <style:text-properties style:font-name="Times New Roman" style:font-name-asian="Times New Roman" style:font-name-complex="Times New Roman"/>
    </style:style>
    <style:style style:name="T4_11" style:family="text">
      <style:text-properties style:font-name="Times New Roman" style:font-name-asian="Times New Roman" style:font-name-complex="Times New Roman"/>
    </style:style>
    <style:style style:name="T4_12" style:family="text">
      <style:text-properties style:font-name="Times New Roman" style:font-name-asian="Times New Roman" style:font-name-complex="Times New Roman"/>
    </style:style>
    <style:style style:name="T4_13" style:family="text">
      <style:text-properties style:font-name="Times New Roman" style:font-name-asian="Times New Roman" style:font-name-complex="Times New Roman"/>
    </style:style>
    <style:style style:name="T4_14" style:family="text">
      <style:text-properties style:font-name="Times New Roman" style:font-name-asian="Times New Roman" style:font-name-complex="Times New Roman"/>
    </style:style>
    <style:style style:name="T4_15" style:family="text">
      <style:text-properties style:font-name="Times New Roman" style:font-name-asian="Times New Roman" style:font-name-complex="Times New Roman"/>
    </style:style>
    <style:style style:name="T4_16" style:family="text">
      <style:text-properties style:font-name="Times New Roman" style:font-name-asian="Times New Roman" style:font-name-complex="Times New Roman"/>
    </style:style>
    <style:style style:name="T4_17" style:family="text">
      <style:text-properties style:font-name="Times New Roman" style:font-name-asian="Times New Roman" style:font-name-complex="Times New Roman"/>
    </style:style>
    <style:style style:name="T4_18" style:family="text">
      <style:text-properties style:font-name="Times New Roman" style:font-name-asian="Times New Roman" style:font-name-complex="Times New Roman"/>
    </style:style>
    <style:style style:name="T4_19" style:family="text">
      <style:text-properties style:font-name="Times New Roman" style:font-name-asian="Times New Roman" style:font-name-complex="Times New Roman"/>
    </style:style>
    <style:style style:name="T4_20" style:family="text">
      <style:text-properties style:font-name="Times New Roman" style:font-name-asian="Times New Roman" style:font-name-complex="Times New Roman"/>
    </style:style>
    <style:style style:name="T4_21" style:family="text">
      <style:text-properties style:font-name="Times New Roman" style:font-name-asian="Times New Roman" style:font-name-complex="Times New Roman"/>
    </style:style>
    <style:style style:name="T4_22" style:family="text">
      <style:text-properties style:font-name="Times New Roman" style:font-name-asian="Times New Roman" style:font-name-complex="Times New Roman"/>
    </style:style>
    <style:style style:name="T4_23" style:family="text">
      <style:text-properties style:font-name="Times New Roman" style:font-name-asian="Times New Roman" style:font-name-complex="Times New Roman"/>
    </style:style>
    <style:style style:name="T4_24" style:family="text">
      <style:text-properties style:font-name="Times New Roman" style:font-name-asian="Times New Roman" style:font-name-complex="Times New Roman"/>
    </style:style>
    <style:style style:name="T4_25" style:family="text">
      <style:text-properties style:font-name="Times New Roman" style:font-name-asian="Times New Roman" style:font-name-complex="Times New Roman"/>
    </style:style>
    <style:style style:name="T4_26" style:family="text">
      <style:text-properties style:font-name="Times New Roman" style:font-name-asian="Times New Roman" style:font-name-complex="Times New Roman"/>
    </style:style>
    <style:style style:name="T4_27" style:family="text">
      <style:text-properties style:font-name="Times New Roman" style:font-name-asian="Times New Roman" style:font-name-complex="Times New Roman"/>
    </style:style>
    <style:style style:name="T4_28" style:family="text">
      <style:text-properties style:font-name="Times New Roman" style:font-name-asian="Times New Roman" style:font-name-complex="Times New Roman"/>
    </style:style>
    <style:style style:name="T4_29" style:family="text">
      <style:text-properties style:font-name="Times New Roman" style:font-name-asian="Times New Roman" style:font-name-complex="Times New Roman"/>
    </style:style>
    <style:style style:name="T4_30" style:family="text">
      <style:text-properties style:font-name="Times New Roman" style:font-name-asian="Times New Roman" style:font-name-complex="Times New Roman"/>
    </style:style>
    <style:style style:name="T4_31" style:family="text">
      <style:text-properties style:font-name="Times New Roman" style:font-name-asian="Times New Roman" style:font-name-complex="Times New Roman"/>
    </style:style>
    <style:style style:name="T4_32" style:family="text">
      <style:text-properties style:font-name="Times New Roman" style:font-name-asian="Times New Roman" style:font-name-complex="Times New Roman"/>
    </style:style>
    <style:style style:name="T4_33" style:family="text">
      <style:text-properties style:font-name="Times New Roman" style:font-name-asian="Times New Roman" style:font-name-complex="Times New Roman"/>
    </style:style>
    <style:style style:name="T4_34" style:family="text">
      <style:text-properties style:font-name="Times New Roman" style:font-name-asian="Times New Roman" style:font-name-complex="Times New Roman"/>
    </style:style>
    <style:style style:name="T4_35" style:family="text">
      <style:text-properties style:font-name="Times New Roman" style:font-name-asian="Times New Roman" style:font-name-complex="Times New Roman"/>
    </style:style>
    <style:style style:name="T4_36" style:family="text">
      <style:text-properties style:font-name="Times New Roman" style:font-name-asian="Times New Roman" style:font-name-complex="Times New Roman"/>
    </style:style>
    <style:style style:name="T4_37" style:family="text">
      <style:text-properties style:font-name="Times New Roman" style:font-name-asian="Times New Roman" style:font-name-complex="Times New Roman"/>
    </style:style>
    <style:style style:name="T4_38" style:family="text">
      <style:text-properties style:font-name="Times New Roman" style:font-name-asian="Times New Roman" style:font-name-complex="Times New Roman"/>
    </style:style>
    <style:style style:name="T4_39" style:family="text">
      <style:text-properties style:font-name="Times New Roman" style:font-name-asian="Times New Roman" style:font-name-complex="Times New Roman"/>
    </style:style>
    <style:style style:name="T4_40" style:family="text">
      <style:text-properties style:font-name="Times New Roman" style:font-name-asian="Times New Roman" style:font-name-complex="Times New Roman"/>
    </style:style>
    <style:style style:name="T4_41" style:family="text">
      <style:text-properties style:font-name="Times New Roman" style:font-name-asian="Times New Roman" style:font-name-complex="Times New Roman"/>
    </style:style>
    <style:style style:name="T4_42" style:family="text">
      <style:text-properties style:font-name="Times New Roman" style:font-name-asian="Times New Roman" style:font-name-complex="Times New Roman"/>
    </style:style>
    <style:style style:name="T4_43" style:family="text">
      <style:text-properties style:font-name="Times New Roman" style:font-name-asian="Times New Roman" style:font-name-complex="Times New Roman"/>
    </style:style>
    <style:style style:name="T4_44" style:family="text">
      <style:text-properties style:font-name="Times New Roman" style:font-name-asian="Times New Roman" style:font-name-complex="Times New Roman"/>
    </style:style>
    <style:style style:name="T4_45" style:family="text">
      <style:text-properties style:font-name="Times New Roman" style:font-name-asian="Times New Roman" style:font-name-complex="Times New Roman"/>
    </style:style>
    <style:style style:name="T4_46" style:family="text">
      <style:text-properties style:font-name="Times New Roman" style:font-name-asian="Times New Roman" style:font-name-complex="Times New Roman"/>
    </style:style>
    <style:style style:name="T4_47" style:family="text">
      <style:text-properties style:font-name="Times New Roman" style:font-name-asian="Times New Roman" style:font-name-complex="Times New Roman"/>
    </style:style>
    <style:style style:name="T4_48" style:family="text">
      <style:text-properties style:font-name="Times New Roman" style:font-name-asian="Times New Roman" style:font-name-complex="Times New Roman"/>
    </style:style>
    <style:style style:name="T4_49" style:family="text">
      <style:text-properties style:font-name="Times New Roman" style:font-name-asian="Times New Roman" style:font-name-complex="Times New Roman"/>
    </style:style>
    <style:style style:name="T4_50" style:family="text">
      <style:text-properties style:font-name="Times New Roman" style:font-name-asian="Times New Roman" style:font-name-complex="Times New Roman"/>
    </style:style>
    <style:style style:name="T4_51" style:family="text">
      <style:text-properties style:font-name="Times New Roman" style:font-name-asian="Times New Roman" style:font-name-complex="Times New Roman"/>
    </style:style>
    <style:style style:name="T4_52" style:family="text">
      <style:text-properties style:font-name="Times New Roman" style:font-name-asian="Times New Roman" style:font-name-complex="Times New Roman"/>
    </style:style>
    <style:style style:name="T4_53" style:family="text">
      <style:text-properties style:font-name="Times New Roman" style:font-name-asian="Times New Roman" style:font-name-complex="Times New Roman"/>
    </style:style>
    <style:style style:name="T4_54" style:family="text">
      <style:text-properties style:font-name="Times New Roman" style:font-name-asian="Times New Roman" style:font-name-complex="Times New Roman"/>
    </style:style>
    <style:style style:name="T4_55" style:family="text">
      <style:text-properties style:font-name="Times New Roman" style:font-name-asian="Times New Roman" style:font-name-complex="Times New Roman"/>
    </style:style>
    <style:style style:name="T4_56" style:family="text">
      <style:text-properties style:font-name="Times New Roman" style:font-name-asian="Times New Roman" style:font-name-complex="Times New Roman"/>
    </style:style>
    <style:style style:name="T4_57" style:family="text">
      <style:text-properties style:font-name="Times New Roman" style:font-name-asian="Times New Roman" style:font-name-complex="Times New Roman"/>
    </style:style>
    <style:style style:name="T4_58" style:family="text">
      <style:text-properties style:font-name="Times New Roman" style:font-name-asian="Times New Roman" style:font-name-complex="Times New Roman"/>
    </style:style>
    <style:style style:name="T4_59" style:family="text">
      <style:text-properties style:font-name="Times New Roman" style:font-name-asian="Times New Roman" style:font-name-complex="Times New Roman"/>
    </style:style>
    <style:style style:name="T4_60" style:family="text">
      <style:text-properties style:font-name="Times New Roman" style:font-name-asian="Times New Roman" style:font-name-complex="Times New Roman"/>
    </style:style>
    <style:style style:name="T4_61" style:family="text">
      <style:text-properties style:font-name="Times New Roman" style:font-name-asian="Times New Roman" style:font-name-complex="Times New Roman"/>
    </style:style>
    <style:style style:name="T4_62" style:family="text">
      <style:text-properties style:font-name="Times New Roman" style:font-name-asian="Times New Roman" style:font-name-complex="Times New Roman"/>
    </style:style>
    <style:style style:name="T4_63" style:family="text">
      <style:text-properties style:font-name="Times New Roman" style:font-name-asian="Times New Roman" style:font-name-complex="Times New Roman"/>
    </style:style>
    <style:style style:name="T4_64" style:family="text">
      <style:text-properties style:font-name="Times New Roman" style:font-name-asian="Times New Roman" style:font-name-complex="Times New Roman"/>
    </style:style>
    <style:style style:name="T4_65" style:family="text">
      <style:text-properties style:font-name="Times New Roman" style:font-name-asian="Times New Roman" style:font-name-complex="Times New Roman"/>
    </style:style>
    <style:style style:name="T4_66" style:family="text">
      <style:text-properties style:font-name="Times New Roman" style:font-name-asian="Times New Roman" style:font-name-complex="Times New Roman"/>
    </style:style>
    <style:style style:name="T4_67" style:family="text">
      <style:text-properties style:font-name="Times New Roman" style:font-name-asian="Times New Roman" style:font-name-complex="Times New Roman"/>
    </style:style>
    <style:style style:name="T4_68" style:family="text">
      <style:text-properties style:font-name="Times New Roman" style:font-name-asian="Times New Roman" style:font-name-complex="Times New Roman"/>
    </style:style>
    <style:style style:name="T4_69" style:family="text">
      <style:text-properties style:font-name="Times New Roman" style:font-name-asian="Times New Roman" style:font-name-complex="Times New Roman"/>
    </style:style>
    <style:style style:name="T4_70" style:family="text">
      <style:text-properties style:font-name="Times New Roman" style:font-name-asian="Times New Roman" style:font-name-complex="Times New Roman"/>
    </style:style>
    <style:style style:name="T4_71" style:family="text">
      <style:text-properties style:font-name="Times New Roman" style:font-name-asian="Times New Roman" style:font-name-complex="Times New Roman"/>
    </style:style>
    <style:style style:name="T4_72" style:family="text">
      <style:text-properties style:font-name="Times New Roman" style:font-name-asian="Times New Roman" style:font-name-complex="Times New Roman"/>
    </style:style>
    <style:style style:name="T4_73" style:family="text">
      <style:text-properties style:font-name="Times New Roman" style:font-name-asian="Times New Roman" style:font-name-complex="Times New Roman"/>
    </style:style>
    <style:style style:name="T4_74" style:family="text">
      <style:text-properties style:font-name="Times New Roman" style:font-name-asian="Times New Roman" style:font-name-complex="Times New Roman"/>
    </style:style>
    <style:style style:name="T4_75" style:family="text">
      <style:text-properties style:font-name="Times New Roman" style:font-name-asian="Times New Roman" style:font-name-complex="Times New Roman"/>
    </style:style>
    <style:style style:name="T4_76" style:family="text">
      <style:text-properties style:font-name="Times New Roman" style:font-name-asian="Times New Roman" style:font-name-complex="Times New Roman"/>
    </style:style>
    <style:style style:name="T4_77" style:family="text">
      <style:text-properties style:font-name="Times New Roman" style:font-name-asian="Times New Roman" style:font-name-complex="Times New Roman"/>
    </style:style>
    <style:style style:name="T4_78" style:family="text">
      <style:text-properties style:font-name="Times New Roman" style:font-name-asian="Times New Roman" style:font-name-complex="Times New Roman"/>
    </style:style>
    <style:style style:name="T4_79" style:family="text">
      <style:text-properties style:font-name="Times New Roman" style:font-name-asian="Times New Roman" style:font-name-complex="Times New Roman"/>
    </style:style>
    <style:style style:name="T4_80" style:family="text">
      <style:text-properties style:font-name="Times New Roman" style:font-name-asian="Times New Roman" style:font-name-complex="Times New Roman"/>
    </style:style>
    <style:style style:name="T4_81" style:family="text">
      <style:text-properties style:font-name="Times New Roman" style:font-name-asian="Times New Roman" style:font-name-complex="Times New Roman"/>
    </style:style>
    <style:style style:name="T4_82" style:family="text">
      <style:text-properties style:font-name="Times New Roman" style:font-name-asian="Times New Roman" style:font-name-complex="Times New Roman"/>
    </style:style>
    <style:style style:name="T4_83" style:family="text">
      <style:text-properties style:font-name="Times New Roman" style:font-name-asian="Times New Roman" style:font-name-complex="Times New Roman"/>
    </style:style>
    <style:style style:name="T4_84" style:family="text">
      <style:text-properties style:font-name="Times New Roman" style:font-name-asian="Times New Roman" style:font-name-complex="Times New Roman"/>
    </style:style>
    <style:style style:name="T4_85" style:family="text">
      <style:text-properties style:font-name="Times New Roman" style:font-name-asian="Times New Roman" style:font-name-complex="Times New Roman"/>
    </style:style>
    <style:style style:name="T4_86" style:family="text">
      <style:text-properties style:font-name="Times New Roman" style:font-name-asian="Times New Roman" style:font-name-complex="Times New Roman"/>
    </style:style>
    <style:style style:name="T4_87" style:family="text">
      <style:text-properties style:font-name="Times New Roman" style:font-name-asian="Times New Roman" style:font-name-complex="Times New Roman"/>
    </style:style>
    <style:style style:name="T4_88" style:family="text">
      <style:text-properties style:font-name="Times New Roman" style:font-name-asian="Times New Roman" style:font-name-complex="Times New Roman"/>
    </style:style>
    <style:style style:name="T4_89" style:family="text">
      <style:text-properties style:font-name="Times New Roman" style:font-name-asian="Times New Roman" style:font-name-complex="Times New Roman"/>
    </style:style>
    <style:style style:name="T4_90" style:family="text">
      <style:text-properties style:font-name="Times New Roman" style:font-name-asian="Times New Roman" style:font-name-complex="Times New Roman"/>
    </style:style>
    <style:style style:name="T4_91" style:family="text">
      <style:text-properties style:font-name="Times New Roman" style:font-name-asian="Times New Roman" style:font-name-complex="Times New Roman"/>
    </style:style>
    <style:style style:name="T4_92" style:family="text">
      <style:text-properties style:font-name="Times New Roman" style:font-name-asian="Times New Roman" style:font-name-complex="Times New Roman"/>
    </style:style>
    <style:style style:name="T4_93" style:family="text">
      <style:text-properties style:font-name="Times New Roman" style:font-name-asian="Times New Roman" style:font-name-complex="Times New Roman"/>
    </style:style>
    <style:style style:name="T4_94" style:family="text">
      <style:text-properties style:font-name="Times New Roman" style:font-name-asian="Times New Roman" style:font-name-complex="Times New Roman"/>
    </style:style>
    <style:style style:name="T4_95" style:family="text">
      <style:text-properties style:font-name="Times New Roman" style:font-name-asian="Times New Roman" style:font-name-complex="Times New Roman"/>
    </style:style>
    <style:style style:name="T4_96" style:family="text">
      <style:text-properties style:font-name="Times New Roman" style:font-name-asian="Times New Roman" style:font-name-complex="Times New Roman"/>
    </style:style>
    <style:style style:name="T4_97" style:family="text">
      <style:text-properties style:font-name="Times New Roman" style:font-name-asian="Times New Roman" style:font-name-complex="Times New Roman"/>
    </style:style>
    <style:style style:name="T4_98" style:family="text">
      <style:text-properties style:font-name="Times New Roman" style:font-name-asian="Times New Roman" style:font-name-complex="Times New Roman"/>
    </style:style>
    <style:style style:name="T4_99" style:family="text">
      <style:text-properties style:font-name="Times New Roman" style:font-name-asian="Times New Roman" style:font-name-complex="Times New Roman"/>
    </style:style>
    <style:style style:name="T4_100" style:family="text">
      <style:text-properties style:font-name="Times New Roman" style:font-name-asian="Times New Roman" style:font-name-complex="Times New Roman"/>
    </style:style>
    <style:style style:name="T4_101" style:family="text">
      <style:text-properties style:font-name="Times New Roman" style:font-name-asian="Times New Roman" style:font-name-complex="Times New Roman"/>
    </style:style>
    <style:style style:name="T4_102" style:family="text">
      <style:text-properties style:font-name="Times New Roman" style:font-name-asian="Times New Roman" style:font-name-complex="Times New Roman"/>
    </style:style>
    <style:style style:name="T4_103" style:family="text">
      <style:text-properties style:font-name="Times New Roman" style:font-name-asian="Times New Roman" style:font-name-complex="Times New Roman"/>
    </style:style>
    <style:style style:name="T4_104" style:family="text">
      <style:text-properties style:font-name="Times New Roman" style:font-name-asian="Times New Roman" style:font-name-complex="Times New Roman"/>
    </style:style>
    <style:style style:name="T4_105" style:family="text">
      <style:text-properties style:font-name="Times New Roman" style:font-name-asian="Times New Roman" style:font-name-complex="Times New Roman"/>
    </style:style>
    <style:style style:name="T4_106" style:family="text">
      <style:text-properties style:font-name="Times New Roman" style:font-name-asian="Times New Roman" style:font-name-complex="Times New Roman"/>
    </style:style>
    <style:style style:name="T4_107" style:family="text">
      <style:text-properties style:font-name="Times New Roman" style:font-name-asian="Times New Roman" style:font-name-complex="Times New Roman"/>
    </style:style>
    <style:style style:name="T4_108" style:family="text">
      <style:text-properties style:font-name="Times New Roman" style:font-name-asian="Times New Roman" style:font-name-complex="Times New Roman"/>
    </style:style>
    <style:style style:name="T4_109" style:family="text">
      <style:text-properties style:font-name="Times New Roman" style:font-name-asian="Times New Roman" style:font-name-complex="Times New Roman"/>
    </style:style>
    <style:style style:name="T4_110" style:family="text">
      <style:text-properties style:font-name="Times New Roman" style:font-name-asian="Times New Roman" style:font-name-complex="Times New Roman"/>
    </style:style>
    <style:style style:name="T4_111" style:family="text">
      <style:text-properties style:font-name="Times New Roman" style:font-name-asian="Times New Roman" style:font-name-complex="Times New Roman"/>
    </style:style>
    <style:style style:name="T4_112" style:family="text">
      <style:text-properties style:font-name="Times New Roman" style:font-name-asian="Times New Roman" style:font-name-complex="Times New Roman"/>
    </style:style>
    <style:style style:name="T4_113" style:family="text">
      <style:text-properties style:font-name="Times New Roman" style:font-name-asian="Times New Roman" style:font-name-complex="Times New Roman"/>
    </style:style>
    <style:style style:name="T4_114" style:family="text">
      <style:text-properties style:font-name="Times New Roman" style:font-name-asian="Times New Roman" style:font-name-complex="Times New Roman"/>
    </style:style>
    <style:style style:name="T4_115" style:family="text">
      <style:text-properties style:font-name="Times New Roman" style:font-name-asian="Times New Roman" style:font-name-complex="Times New Roman"/>
    </style:style>
    <style:style style:name="T4_116" style:family="text">
      <style:text-properties style:font-name="Times New Roman" style:font-name-asian="Times New Roman" style:font-name-complex="Times New Roman"/>
    </style:style>
    <style:style style:name="T4_117" style:family="text">
      <style:text-properties style:font-name="Times New Roman" style:font-name-asian="Times New Roman" style:font-name-complex="Times New Roman"/>
    </style:style>
    <style:style style:name="T4_118" style:family="text">
      <style:text-properties style:font-name="Times New Roman" style:font-name-asian="Times New Roman" style:font-name-complex="Times New Roman"/>
    </style:style>
    <style:style style:name="T4_119" style:family="text">
      <style:text-properties style:font-name="Times New Roman" style:font-name-asian="Times New Roman" style:font-name-complex="Times New Roman"/>
    </style:style>
    <style:style style:name="T4_120" style:family="text">
      <style:text-properties style:font-name="Times New Roman" style:font-name-asian="Times New Roman" style:font-name-complex="Times New Roman"/>
    </style:style>
    <style:style style:name="T4_121" style:family="text">
      <style:text-properties style:font-name="Times New Roman" style:font-name-asian="Times New Roman" style:font-name-complex="Times New Roman"/>
    </style:style>
    <style:style style:name="T4_122" style:family="text">
      <style:text-properties style:font-name="Times New Roman" style:font-name-asian="Times New Roman" style:font-name-complex="Times New Roman"/>
    </style:style>
    <style:style style:name="T4_123" style:family="text">
      <style:text-properties style:font-name="Times New Roman" style:font-name-asian="Times New Roman" style:font-name-complex="Times New Roman"/>
    </style:style>
    <style:style style:name="T4_124" style:family="text">
      <style:text-properties style:font-name="Times New Roman" style:font-name-asian="Times New Roman" style:font-name-complex="Times New Roman"/>
    </style:style>
    <style:style style:name="T4_125" style:family="text">
      <style:text-properties style:font-name="Times New Roman" style:font-name-asian="Times New Roman" style:font-name-complex="Times New Roman"/>
    </style:style>
    <style:style style:name="T4_126" style:family="text">
      <style:text-properties style:font-name="Times New Roman" style:font-name-asian="Times New Roman" style:font-name-complex="Times New Roman"/>
    </style:style>
    <style:style style:name="T4_127" style:family="text">
      <style:text-properties style:font-name="Times New Roman" style:font-name-asian="Times New Roman" style:font-name-complex="Times New Roman"/>
    </style:style>
    <style:style style:name="T4_128" style:family="text">
      <style:text-properties style:font-name="Times New Roman" style:font-name-asian="Times New Roman" style:font-name-complex="Times New Roman"/>
    </style:style>
    <style:style style:name="T4_129" style:family="text">
      <style:text-properties style:font-name="Times New Roman" style:font-name-asian="Times New Roman" style:font-name-complex="Times New Roman"/>
    </style:style>
    <style:style style:name="T4_130" style:family="text">
      <style:text-properties style:font-name="Times New Roman" style:font-name-asian="Times New Roman" style:font-name-complex="Times New Roman"/>
    </style:style>
    <style:style style:name="T4_131" style:family="text">
      <style:text-properties style:font-name="Times New Roman" style:font-name-asian="Times New Roman" style:font-name-complex="Times New Roman"/>
    </style:style>
    <style:style style:name="T4_132" style:family="text">
      <style:text-properties style:font-name="Times New Roman" style:font-name-asian="Times New Roman" style:font-name-complex="Times New Roman"/>
    </style:style>
    <style:style style:name="T4_133" style:family="text">
      <style:text-properties style:font-name="Times New Roman" style:font-name-asian="Times New Roman" style:font-name-complex="Times New Roman"/>
    </style:style>
    <style:style style:name="T4_134" style:family="text">
      <style:text-properties style:font-name="Times New Roman" style:font-name-asian="Times New Roman" style:font-name-complex="Times New Roman"/>
    </style:style>
    <style:style style:name="T4_135" style:family="text">
      <style:text-properties style:font-name="Times New Roman" style:font-name-asian="Times New Roman" style:font-name-complex="Times New Roman"/>
    </style:style>
    <style:style style:name="T4_136" style:family="text">
      <style:text-properties style:font-name="Times New Roman" style:font-name-asian="Times New Roman" style:font-name-complex="Times New Roman"/>
    </style:style>
    <style:style style:name="T4_137" style:family="text">
      <style:text-properties style:font-name="Times New Roman" style:font-name-asian="Times New Roman" style:font-name-complex="Times New Roman"/>
    </style:style>
    <style:style style:name="T4_138" style:family="text">
      <style:text-properties style:font-name="Times New Roman" style:font-name-asian="Times New Roman" style:font-name-complex="Times New Roman"/>
    </style:style>
    <style:style style:name="T4_139" style:family="text">
      <style:text-properties style:font-name="Times New Roman" style:font-name-asian="Times New Roman" style:font-name-complex="Times New Roman"/>
    </style:style>
    <style:style style:name="T4_140" style:family="text">
      <style:text-properties style:font-name="Times New Roman" style:font-name-asian="Times New Roman" style:font-name-complex="Times New Roman"/>
    </style:style>
    <style:style style:name="T4_141" style:family="text">
      <style:text-properties style:font-name="Times New Roman" style:font-name-asian="Times New Roman" style:font-name-complex="Times New Roman"/>
    </style:style>
    <style:style style:name="T4_142" style:family="text">
      <style:text-properties style:font-name="Times New Roman" style:font-name-asian="Times New Roman" style:font-name-complex="Times New Roman"/>
    </style:style>
    <style:style style:name="T4_143" style:family="text">
      <style:text-properties style:font-name="Times New Roman" style:font-name-asian="Times New Roman" style:font-name-complex="Times New Roman"/>
    </style:style>
    <style:style style:name="T4_144" style:family="text">
      <style:text-properties style:font-name="Times New Roman" style:font-name-asian="Times New Roman" style:font-name-complex="Times New Roman"/>
    </style:style>
    <style:style style:name="T4_145" style:family="text">
      <style:text-properties style:font-name="Times New Roman" style:font-name-asian="Times New Roman" style:font-name-complex="Times New Roman"/>
    </style:style>
    <style:style style:name="T4_146" style:family="text">
      <style:text-properties style:font-name="Times New Roman" style:font-name-asian="Times New Roman" style:font-name-complex="Times New Roman"/>
    </style:style>
    <style:style style:name="T4_147" style:family="text">
      <style:text-properties style:font-name="Times New Roman" style:font-name-asian="Times New Roman" style:font-name-complex="Times New Roman"/>
    </style:style>
    <style:style style:name="T4_148" style:family="text">
      <style:text-properties style:font-name="Times New Roman" style:font-name-asian="Times New Roman" style:font-name-complex="Times New Roman"/>
    </style:style>
    <style:style style:name="T4_149" style:family="text">
      <style:text-properties style:font-name="Times New Roman" style:font-name-asian="Times New Roman" style:font-name-complex="Times New Roman"/>
    </style:style>
    <style:style style:name="T4_150" style:family="text">
      <style:text-properties style:font-name="Times New Roman" style:font-name-asian="Times New Roman" style:font-name-complex="Times New Roman"/>
    </style:style>
    <style:style style:name="T4_151" style:family="text">
      <style:text-properties style:font-name="Times New Roman" style:font-name-asian="Times New Roman" style:font-name-complex="Times New Roman"/>
    </style:style>
    <style:style style:name="T4_152" style:family="text">
      <style:text-properties style:font-name="Times New Roman" style:font-name-asian="Times New Roman" style:font-name-complex="Times New Roman"/>
    </style:style>
    <style:style style:name="T4_153" style:family="text">
      <style:text-properties style:font-name="Times New Roman" style:font-name-asian="Times New Roman" style:font-name-complex="Times New Roman"/>
    </style:style>
    <style:style style:name="T4_154" style:family="text">
      <style:text-properties style:font-name="Times New Roman" style:font-name-asian="Times New Roman" style:font-name-complex="Times New Roman"/>
    </style:style>
    <style:style style:name="T4_155" style:family="text">
      <style:text-properties style:font-name="Times New Roman" style:font-name-asian="Times New Roman" style:font-name-complex="Times New Roman"/>
    </style:style>
    <style:style style:name="T4_156" style:family="text">
      <style:text-properties style:font-name="Times New Roman" style:font-name-asian="Times New Roman" style:font-name-complex="Times New Roman"/>
    </style:style>
    <style:style style:name="T4_157" style:family="text">
      <style:text-properties style:font-name="Times New Roman" style:font-name-asian="Times New Roman" style:font-name-complex="Times New Roman"/>
    </style:style>
    <style:style style:name="T4_158" style:family="text">
      <style:text-properties style:font-name="Times New Roman" style:font-name-asian="Times New Roman" style:font-name-complex="Times New Roman"/>
    </style:style>
    <style:style style:name="T4_159" style:family="text">
      <style:text-properties style:font-name="Times New Roman" style:font-name-asian="Times New Roman" style:font-name-complex="Times New Roman"/>
    </style:style>
    <style:style style:name="T4_160" style:family="text">
      <style:text-properties style:font-name="Times New Roman" style:font-name-asian="Times New Roman" style:font-name-complex="Times New Roman"/>
    </style:style>
    <style:style style:name="T4_161" style:family="text">
      <style:text-properties style:font-name="Times New Roman" style:font-name-asian="Times New Roman" style:font-name-complex="Times New Roman"/>
    </style:style>
    <style:style style:name="T4_162" style:family="text">
      <style:text-properties style:font-name="Times New Roman" style:font-name-asian="Times New Roman" style:font-name-complex="Times New Roman"/>
    </style:style>
    <style:style style:name="T4_163" style:family="text">
      <style:text-properties style:font-name="Times New Roman" style:font-name-asian="Times New Roman" style:font-name-complex="Times New Roman"/>
    </style:style>
    <style:style style:name="T4_164" style:family="text">
      <style:text-properties style:font-name="Times New Roman" style:font-name-asian="Times New Roman" style:font-name-complex="Times New Roman"/>
    </style:style>
    <style:style style:name="T4_165" style:family="text">
      <style:text-properties style:font-name="Times New Roman" style:font-name-asian="Times New Roman" style:font-name-complex="Times New Roman"/>
    </style:style>
    <style:style style:name="T4_166" style:family="text">
      <style:text-properties style:font-name="Times New Roman" style:font-name-asian="Times New Roman" style:font-name-complex="Times New Roman"/>
    </style:style>
    <style:style style:name="T4_167" style:family="text">
      <style:text-properties style:font-name="Times New Roman" style:font-name-asian="Times New Roman" style:font-name-complex="Times New Roman"/>
    </style:style>
    <style:style style:name="T4_168" style:family="text">
      <style:text-properties style:font-name="Times New Roman" style:font-name-asian="Times New Roman" style:font-name-complex="Times New Roman"/>
    </style:style>
    <style:style style:name="T4_169" style:family="text">
      <style:text-properties style:font-name="Times New Roman" style:font-name-asian="Times New Roman" style:font-name-complex="Times New Roman"/>
    </style:style>
    <style:style style:name="T4_170" style:family="text">
      <style:text-properties style:font-name="Times New Roman" style:font-name-asian="Times New Roman" style:font-name-complex="Times New Roman"/>
    </style:style>
    <style:style style:name="T4_171" style:family="text">
      <style:text-properties style:font-name="Times New Roman" style:font-name-asian="Times New Roman" style:font-name-complex="Times New Roman"/>
    </style:style>
    <style:style style:name="T4_172" style:family="text">
      <style:text-properties style:font-name="Times New Roman" style:font-name-asian="Times New Roman" style:font-name-complex="Times New Roman"/>
    </style:style>
    <style:style style:name="T4_173" style:family="text">
      <style:text-properties style:font-name="Times New Roman" style:font-name-asian="Times New Roman" style:font-name-complex="Times New Roman"/>
    </style:style>
    <style:style style:name="T4_174" style:family="text">
      <style:text-properties style:font-name="Times New Roman" style:font-name-asian="Times New Roman" style:font-name-complex="Times New Roman"/>
    </style:style>
    <style:style style:name="T4_175" style:family="text">
      <style:text-properties style:font-name="Times New Roman" style:font-name-asian="Times New Roman" style:font-name-complex="Times New Roman"/>
    </style:style>
    <style:style style:name="T4_176" style:family="text">
      <style:text-properties style:font-name="Times New Roman" style:font-name-asian="Times New Roman" style:font-name-complex="Times New Roman"/>
    </style:style>
    <style:style style:name="T4_177" style:family="text">
      <style:text-properties style:font-name="Times New Roman" style:font-name-asian="Times New Roman" style:font-name-complex="Times New Roman"/>
    </style:style>
    <style:style style:name="T4_178" style:family="text">
      <style:text-properties style:font-name="Times New Roman" style:font-name-asian="Times New Roman" style:font-name-complex="Times New Roman"/>
    </style:style>
    <style:style style:name="T4_179" style:family="text">
      <style:text-properties style:font-name="Times New Roman" style:font-name-asian="Times New Roman" style:font-name-complex="Times New Roman"/>
    </style:style>
    <style:style style:name="T4_180" style:family="text">
      <style:text-properties style:font-name="Times New Roman" style:font-name-asian="Times New Roman" style:font-name-complex="Times New Roman"/>
    </style:style>
    <style:style style:name="T4_181" style:family="text">
      <style:text-properties style:font-name="Times New Roman" style:font-name-asian="Times New Roman" style:font-name-complex="Times New Roman"/>
    </style:style>
    <style:style style:name="T4_182" style:family="text">
      <style:text-properties style:font-name="Times New Roman" style:font-name-asian="Times New Roman" style:font-name-complex="Times New Roman"/>
    </style:style>
    <style:style style:name="T4_183" style:family="text">
      <style:text-properties style:font-name="Times New Roman" style:font-name-asian="Times New Roman" style:font-name-complex="Times New Roman"/>
    </style:style>
    <style:style style:name="T4_184" style:family="text">
      <style:text-properties style:font-name="Times New Roman" style:font-name-asian="Times New Roman" style:font-name-complex="Times New Roman"/>
    </style:style>
    <style:style style:name="T4_185" style:family="text">
      <style:text-properties style:font-name="Times New Roman" style:font-name-asian="Times New Roman" style:font-name-complex="Times New Roman"/>
    </style:style>
    <style:style style:name="T4_186" style:family="text">
      <style:text-properties style:font-name="Times New Roman" style:font-name-asian="Times New Roman" style:font-name-complex="Times New Roman"/>
    </style:style>
    <style:style style:name="T4_187" style:family="text">
      <style:text-properties style:font-name="Times New Roman" style:font-name-asian="Times New Roman" style:font-name-complex="Times New Roman"/>
    </style:style>
    <style:style style:name="T4_188" style:family="text">
      <style:text-properties style:font-name="Times New Roman" style:font-name-asian="Times New Roman" style:font-name-complex="Times New Roman"/>
    </style:style>
    <style:style style:name="T4_189" style:family="text">
      <style:text-properties style:font-name="Times New Roman" style:font-name-asian="Times New Roman" style:font-name-complex="Times New Roman"/>
    </style:style>
    <style:style style:name="T4_190" style:family="text">
      <style:text-properties style:font-name="Times New Roman" style:font-name-asian="Times New Roman" style:font-name-complex="Times New Roman"/>
    </style:style>
    <style:style style:name="T4_191" style:family="text">
      <style:text-properties style:font-name="Times New Roman" style:font-name-asian="Times New Roman" style:font-name-complex="Times New Roman"/>
    </style:style>
    <style:style style:name="T4_192" style:family="text">
      <style:text-properties style:font-name="Times New Roman" style:font-name-asian="Times New Roman" style:font-name-complex="Times New Roman"/>
    </style:style>
    <style:style style:name="T4_193" style:family="text">
      <style:text-properties style:font-name="Times New Roman" style:font-name-asian="Times New Roman" style:font-name-complex="Times New Roman"/>
    </style:style>
    <style:style style:name="T4_194" style:family="text">
      <style:text-properties style:font-name="Times New Roman" style:font-name-asian="Times New Roman" style:font-name-complex="Times New Roman"/>
    </style:style>
    <style:style style:name="T4_195" style:family="text">
      <style:text-properties style:font-name="Times New Roman" style:font-name-asian="Times New Roman" style:font-name-complex="Times New Roman"/>
    </style:style>
    <style:style style:name="T4_196" style:family="text">
      <style:text-properties style:font-name="Times New Roman" style:font-name-asian="Times New Roman" style:font-name-complex="Times New Roman"/>
    </style:style>
    <style:style style:name="T4_197" style:family="text">
      <style:text-properties style:font-name="Times New Roman" style:font-name-asian="Times New Roman" style:font-name-complex="Times New Roman"/>
    </style:style>
    <style:style style:name="T4_198" style:family="text">
      <style:text-properties style:font-name="Times New Roman" style:font-name-asian="Times New Roman" style:font-name-complex="Times New Roman"/>
    </style:style>
    <style:style style:name="T4_199" style:family="text">
      <style:text-properties style:font-name="Times New Roman" style:font-name-asian="Times New Roman" style:font-name-complex="Times New Roman"/>
    </style:style>
    <style:style style:name="T4_200" style:family="text">
      <style:text-properties style:font-name="Times New Roman" style:font-name-asian="Times New Roman" style:font-name-complex="Times New Roman"/>
    </style:style>
    <style:style style:name="T4_201" style:family="text">
      <style:text-properties style:font-name="Times New Roman" style:font-name-asian="Times New Roman" style:font-name-complex="Times New Roman"/>
    </style:style>
    <style:style style:name="T4_202" style:family="text">
      <style:text-properties style:font-name="Times New Roman" style:font-name-asian="Times New Roman" style:font-name-complex="Times New Roman"/>
    </style:style>
    <style:style style:name="T4_203" style:family="text">
      <style:text-properties style:font-name="Times New Roman" style:font-name-asian="Times New Roman" style:font-name-complex="Times New Roman"/>
    </style:style>
    <style:style style:name="T4_204" style:family="text">
      <style:text-properties style:font-name="Times New Roman" style:font-name-asian="Times New Roman" style:font-name-complex="Times New Roman"/>
    </style:style>
    <style:style style:name="T4_205" style:family="text">
      <style:text-properties style:font-name="Times New Roman" style:font-name-asian="Times New Roman" style:font-name-complex="Times New Roman"/>
    </style:style>
    <style:style style:name="T4_206" style:family="text">
      <style:text-properties style:font-name="Times New Roman" style:font-name-asian="Times New Roman" style:font-name-complex="Times New Roman"/>
    </style:style>
    <style:style style:name="T4_207" style:family="text">
      <style:text-properties style:font-name="Times New Roman" style:font-name-asian="Times New Roman" style:font-name-complex="Times New Roman"/>
    </style:style>
    <style:style style:name="T4_208" style:family="text">
      <style:text-properties style:font-name="Times New Roman" style:font-name-asian="Times New Roman" style:font-name-complex="Times New Roman"/>
    </style:style>
    <style:style style:name="T4_209" style:family="text">
      <style:text-properties style:font-name="Times New Roman" style:font-name-asian="Times New Roman" style:font-name-complex="Times New Roman"/>
    </style:style>
    <style:style style:name="T4_210" style:family="text">
      <style:text-properties style:font-name="Times New Roman" style:font-name-asian="Times New Roman" style:font-name-complex="Times New Roman"/>
    </style:style>
    <style:style style:name="T4_211" style:family="text">
      <style:text-properties style:font-name="Times New Roman" style:font-name-asian="Times New Roman" style:font-name-complex="Times New Roman"/>
    </style:style>
    <style:style style:name="T4_212" style:family="text">
      <style:text-properties style:font-name="Times New Roman" style:font-name-asian="Times New Roman" style:font-name-complex="Times New Roman"/>
    </style:style>
    <style:style style:name="T4_213" style:family="text">
      <style:text-properties style:font-name="Times New Roman" style:font-name-asian="Times New Roman" style:font-name-complex="Times New Roman"/>
    </style:style>
    <style:style style:name="T4_214" style:family="text">
      <style:text-properties style:font-name="Times New Roman" style:font-name-asian="Times New Roman" style:font-name-complex="Times New Roman"/>
    </style:style>
    <style:style style:name="T4_215" style:family="text">
      <style:text-properties style:font-name="Times New Roman" style:font-name-asian="Times New Roman" style:font-name-complex="Times New Roman"/>
    </style:style>
    <style:style style:name="T4_216" style:family="text">
      <style:text-properties style:font-name="Times New Roman" style:font-name-asian="Times New Roman" style:font-name-complex="Times New Roman"/>
    </style:style>
    <style:style style:name="T4_217" style:family="text">
      <style:text-properties style:font-name="Times New Roman" style:font-name-asian="Times New Roman" style:font-name-complex="Times New Roman"/>
    </style:style>
    <style:style style:name="T4_218" style:family="text">
      <style:text-properties style:font-name="Times New Roman" style:font-name-asian="Times New Roman" style:font-name-complex="Times New Roman"/>
    </style:style>
    <style:style style:name="T4_219" style:family="text">
      <style:text-properties style:font-name="Times New Roman" style:font-name-asian="Times New Roman" style:font-name-complex="Times New Roman"/>
    </style:style>
    <style:style style:name="T4_220" style:family="text">
      <style:text-properties style:font-name="Times New Roman" style:font-name-asian="Times New Roman" style:font-name-complex="Times New Roman"/>
    </style:style>
    <style:style style:name="T4_221" style:family="text">
      <style:text-properties style:font-name="Times New Roman" style:font-name-asian="Times New Roman" style:font-name-complex="Times New Roman"/>
    </style:style>
    <style:style style:name="T4_222" style:family="text">
      <style:text-properties style:font-name="Times New Roman" style:font-name-asian="Times New Roman" style:font-name-complex="Times New Roman"/>
    </style:style>
    <style:style style:name="T4_223" style:family="text">
      <style:text-properties style:font-name="Times New Roman" style:font-name-asian="Times New Roman" style:font-name-complex="Times New Roman"/>
    </style:style>
    <style:style style:name="T4_224" style:family="text">
      <style:text-properties style:font-name="Times New Roman" style:font-name-asian="Times New Roman" style:font-name-complex="Times New Roman"/>
    </style:style>
    <style:style style:name="T4_225" style:family="text">
      <style:text-properties style:font-name="Times New Roman" style:font-name-asian="Times New Roman" style:font-name-complex="Times New Roman"/>
    </style:style>
    <style:style style:name="T4_226" style:family="text">
      <style:text-properties style:font-name="Times New Roman" style:font-name-asian="Times New Roman" style:font-name-complex="Times New Roman"/>
    </style:style>
    <style:style style:name="T4_227" style:family="text">
      <style:text-properties style:font-name="Times New Roman" style:font-name-asian="Times New Roman" style:font-name-complex="Times New Roman"/>
    </style:style>
    <style:style style:name="T4_228" style:family="text">
      <style:text-properties style:font-name="Times New Roman" style:font-name-asian="Times New Roman" style:font-name-complex="Times New Roman"/>
    </style:style>
    <style:style style:name="T4_229" style:family="text">
      <style:text-properties style:font-name="Times New Roman" style:font-name-asian="Times New Roman" style:font-name-complex="Times New Roman"/>
    </style:style>
    <style:style style:name="T4_230" style:family="text">
      <style:text-properties style:font-name="Times New Roman" style:font-name-asian="Times New Roman" style:font-name-complex="Times New Roman"/>
    </style:style>
    <style:style style:name="T4_231" style:family="text">
      <style:text-properties style:font-name="Times New Roman" style:font-name-asian="Times New Roman" style:font-name-complex="Times New Roman"/>
    </style:style>
    <style:style style:name="T4_232" style:family="text">
      <style:text-properties style:font-name="Times New Roman" style:font-name-asian="Times New Roman" style:font-name-complex="Times New Roman"/>
    </style:style>
    <style:style style:name="T4_233" style:family="text">
      <style:text-properties style:font-name="Times New Roman" style:font-name-asian="Times New Roman" style:font-name-complex="Times New Roman"/>
    </style:style>
    <style:style style:name="T4_234" style:family="text">
      <style:text-properties style:font-name="Times New Roman" style:font-name-asian="Times New Roman" style:font-name-complex="Times New Roman"/>
    </style:style>
    <style:style style:name="T4_235" style:family="text">
      <style:text-properties style:font-name="Times New Roman" style:font-name-asian="Times New Roman" style:font-name-complex="Times New Roman"/>
    </style:style>
    <style:style style:name="T4_236" style:family="text">
      <style:text-properties style:font-name="Times New Roman" style:font-name-asian="Times New Roman" style:font-name-complex="Times New Roman"/>
    </style:style>
    <style:style style:name="T4_237" style:family="text">
      <style:text-properties style:font-name="Times New Roman" style:font-name-asian="Times New Roman" style:font-name-complex="Times New Roman"/>
    </style:style>
    <style:style style:name="T4_238" style:family="text">
      <style:text-properties style:font-name="Times New Roman" style:font-name-asian="Times New Roman" style:font-name-complex="Times New Roman"/>
    </style:style>
    <style:style style:name="T4_239" style:family="text">
      <style:text-properties style:font-name="Times New Roman" style:font-name-asian="Times New Roman" style:font-name-complex="Times New Roman"/>
    </style:style>
    <style:style style:name="T4_240" style:family="text">
      <style:text-properties style:font-name="Times New Roman" style:font-name-asian="Times New Roman" style:font-name-complex="Times New Roman"/>
    </style:style>
    <style:style style:name="T4_241" style:family="text">
      <style:text-properties style:font-name="Times New Roman" style:font-name-asian="Times New Roman" style:font-name-complex="Times New Roman"/>
    </style:style>
    <style:style style:name="T4_242" style:family="text">
      <style:text-properties style:font-name="Times New Roman" style:font-name-asian="Times New Roman" style:font-name-complex="Times New Roman"/>
    </style:style>
    <style:style style:name="T4_243" style:family="text">
      <style:text-properties style:font-name="Times New Roman" style:font-name-asian="Times New Roman" style:font-name-complex="Times New Roman"/>
    </style:style>
    <style:style style:name="T4_244" style:family="text">
      <style:text-properties style:font-name="Times New Roman" style:font-name-asian="Times New Roman" style:font-name-complex="Times New Roman"/>
    </style:style>
    <style:style style:name="T4_245" style:family="text">
      <style:text-properties style:font-name="Times New Roman" style:font-name-asian="Times New Roman" style:font-name-complex="Times New Roman"/>
    </style:style>
    <style:style style:name="T4_246" style:family="text">
      <style:text-properties style:font-name="Times New Roman" style:font-name-asian="Times New Roman" style:font-name-complex="Times New Roman"/>
    </style:style>
    <style:style style:name="T4_247" style:family="text">
      <style:text-properties style:font-name="Times New Roman" style:font-name-asian="Times New Roman" style:font-name-complex="Times New Roman"/>
    </style:style>
    <style:style style:name="T4_248" style:family="text">
      <style:text-properties style:font-name="Times New Roman" style:font-name-asian="Times New Roman" style:font-name-complex="Times New Roman"/>
    </style:style>
    <style:style style:name="T4_249" style:family="text">
      <style:text-properties style:font-name="Times New Roman" style:font-name-asian="Times New Roman" style:font-name-complex="Times New Roman"/>
    </style:style>
    <style:style style:name="T4_250" style:family="text">
      <style:text-properties style:font-name="Times New Roman" style:font-name-asian="Times New Roman" style:font-name-complex="Times New Roman"/>
    </style:style>
    <style:style style:name="T4_251" style:family="text">
      <style:text-properties style:font-name="Times New Roman" style:font-name-asian="Times New Roman" style:font-name-complex="Times New Roman"/>
    </style:style>
    <style:style style:name="T4_252" style:family="text">
      <style:text-properties style:font-name="Times New Roman" style:font-name-asian="Times New Roman" style:font-name-complex="Times New Roman"/>
    </style:style>
    <style:style style:name="T4_253" style:family="text">
      <style:text-properties style:font-name="Times New Roman" style:font-name-asian="Times New Roman" style:font-name-complex="Times New Roman"/>
    </style:style>
    <style:style style:name="T4_254" style:family="text">
      <style:text-properties style:font-name="Times New Roman" style:font-name-asian="Times New Roman" style:font-name-complex="Times New Roman"/>
    </style:style>
    <style:style style:name="T4_255" style:family="text">
      <style:text-properties style:font-name="Times New Roman" style:font-name-asian="Times New Roman" style:font-name-complex="Times New Roman"/>
    </style:style>
    <style:style style:name="T4_256" style:family="text">
      <style:text-properties style:font-name="Times New Roman" style:font-name-asian="Times New Roman" style:font-name-complex="Times New Roman"/>
    </style:style>
    <style:style style:name="T4_257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text-indent="0.952cm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Girls</text:span><text:span text:style-name="T1_2"><text:s/></text:span><text:span text:style-name="T1_3">und</text:span><text:span text:style-name="T1_4"><text:s/></text:span><text:span text:style-name="T1_5">Panzer</text:span><text:span text:style-name="T1_6"><text:s/>–<text:s/></text:span><text:span text:style-name="T1_7">recenzja</text:span><text:span text:style-name="T1_8"><text:s/></text:span><text:span text:style-name="T1_9">odc</text:span><text:span text:style-name="T1_10">.<text:s/>1</text:span></text:p>
      <text:p text:style-name="P2"/>
      <text:p text:style-name="P3"><text:span text:style-name="T3_1">Girls</text:span><text:span text:style-name="T3_2"><text:s/></text:span><text:span text:style-name="T3_3">und</text:span><text:span text:style-name="T3_4"><text:s/></text:span><text:span text:style-name="T3_5">Pazner</text:span><text:span text:style-name="T3_6"><text:s/></text:span><text:span text:style-name="T3_7">to</text:span><text:span text:style-name="T3_8"><text:s/></text:span><text:span text:style-name="T3_9">serial</text:span><text:span text:style-name="T3_10"><text:s/></text:span><text:span text:style-name="T3_11">anime</text:span><text:span text:style-name="T3_12"><text:s/></text:span><text:span text:style-name="T3_13">opowiadający</text:span><text:span text:style-name="T3_14"><text:s/></text:span><text:span text:style-name="T3_15">o</text:span><text:span text:style-name="T3_16"><text:s/></text:span><text:span text:style-name="T3_17">perypetiach</text:span><text:span text:style-name="T3_18"><text:s/></text:span><text:span text:style-name="T3_19">grupy</text:span><text:span text:style-name="T3_20"><text:s/></text:span><text:span text:style-name="T3_21">uczennic</text:span><text:span text:style-name="T3_22"><text:s/></text:span><text:span text:style-name="T3_23">z</text:span><text:span text:style-name="T3_24"><text:s/></text:span><text:span text:style-name="T3_25">klasy</text:span><text:span text:style-name="T3_26"><text:s/></text:span><text:span text:style-name="T3_27">czołgowej</text:span><text:span text:style-name="T3_28"><text:s/></text:span><text:span text:style-name="T3_29">w</text:span><text:span text:style-name="T3_30"><text:s/></text:span><text:span text:style-name="T3_31">żeńskim</text:span><text:span text:style-name="T3_32"><text:s/></text:span><text:span text:style-name="T3_33">liceum</text:span><text:span text:style-name="T3_34">.<text:s/></text:span><text:span text:style-name="T3_35">Dziewczyny</text:span><text:span text:style-name="T3_36"><text:s/></text:span><text:span text:style-name="T3_37">biorą</text:span><text:span text:style-name="T3_38"><text:s/></text:span><text:span text:style-name="T3_39">udział</text:span><text:span text:style-name="T3_40"><text:s/></text:span><text:span text:style-name="T3_41">w</text:span><text:span text:style-name="T3_42"><text:s/></text:span><text:span text:style-name="T3_43">międzyszkolnej</text:span><text:span text:style-name="T3_44"><text:s/></text:span><text:span text:style-name="T3_45">rywalizacji</text:span><text:span text:style-name="T3_46"><text:s/></text:span><text:span text:style-name="T3_47">drużyn</text:span><text:span text:style-name="T3_48"><text:s/></text:span><text:span text:style-name="T3_49">pancernych</text:span><text:span text:style-name="T3_50">.<text:s/></text:span><text:span text:style-name="T3_51">Tak</text:span><text:span text:style-name="T3_52"><text:s/></text:span><text:span text:style-name="T3_53">zarysowana</text:span><text:span text:style-name="T3_54"><text:s/></text:span><text:span text:style-name="T3_55">fabuła</text:span><text:span text:style-name="T3_56"><text:s/></text:span><text:span text:style-name="T3_57">ma</text:span><text:span text:style-name="T3_58"><text:s/></text:span><text:span text:style-name="T3_59">potencjał</text:span><text:span text:style-name="T3_60"><text:s/></text:span><text:span text:style-name="T3_61">i</text:span><text:span text:style-name="T3_62"><text:s/></text:span><text:span text:style-name="T3_63">budzi</text:span><text:span text:style-name="T3_64"><text:s/></text:span><text:span text:style-name="T3_65">nadzieje</text:span><text:span text:style-name="T3_66">,<text:s/></text:span><text:span text:style-name="T3_67">ale</text:span><text:span text:style-name="T3_68"><text:s/></text:span><text:span text:style-name="T3_69">pierwszy</text:span><text:span text:style-name="T3_70"><text:s/></text:span><text:span text:style-name="T3_71">odcinek</text:span><text:span text:style-name="T3_72"><text:s/></text:span><text:span text:style-name="T3_73">serialu</text:span><text:span text:style-name="T3_74"><text:s/></text:span><text:span text:style-name="T3_75">tych</text:span><text:span text:style-name="T3_76"><text:s/></text:span><text:span text:style-name="T3_77">nadziei</text:span><text:span text:style-name="T3_78"><text:s/></text:span><text:span text:style-name="T3_79">nie</text:span><text:span text:style-name="T3_80"><text:s/></text:span><text:span text:style-name="T3_81">spełnia</text:span><text:span text:style-name="T3_82">.<text:s/></text:span><text:span text:style-name="T3_83">Dzieje</text:span><text:span text:style-name="T3_84"><text:s/></text:span><text:span text:style-name="T3_85">się</text:span><text:span text:style-name="T3_86"><text:s/></text:span><text:span text:style-name="T3_87">tak</text:span><text:span text:style-name="T3_88"><text:s/></text:span><text:span text:style-name="T3_89">z</text:span><text:span text:style-name="T3_90"><text:s/></text:span><text:span text:style-name="T3_91">bardzo</text:span><text:span text:style-name="T3_92"><text:s/></text:span><text:span text:style-name="T3_93">prostej</text:span><text:span text:style-name="T3_94"><text:s/></text:span><text:span text:style-name="T3_95">przyczyny</text:span><text:span text:style-name="T3_96">:<text:s/></text:span><text:span text:style-name="T3_97">w</text:span><text:span text:style-name="T3_98"><text:s/></text:span><text:span text:style-name="T3_99">tym</text:span><text:span text:style-name="T3_100"><text:s/></text:span><text:span text:style-name="T3_101">odcinku</text:span><text:span text:style-name="T3_102"><text:s/></text:span><text:span text:style-name="T3_103">niemalże</text:span><text:span text:style-name="T3_104"><text:s/></text:span><text:span text:style-name="T3_105">nie</text:span><text:span text:style-name="T3_106"><text:s/></text:span><text:span text:style-name="T3_107">ma</text:span><text:span text:style-name="T3_108"><text:s/></text:span><text:span text:style-name="T3_109">czołgów</text:span><text:span text:style-name="T3_110">!</text:span></text:p>
      <text:p text:style-name="P4"><text:span text:style-name="T4_1"><text:s/></text:span><text:span text:style-name="T4_2">Pojazdy</text:span><text:span text:style-name="T4_3"><text:s/></text:span><text:span text:style-name="T4_4">pancerne</text:span><text:span text:style-name="T4_5"><text:s/></text:span><text:span text:style-name="T4_6">pojawiają</text:span><text:span text:style-name="T4_7"><text:s/></text:span><text:span text:style-name="T4_8">się</text:span><text:span text:style-name="T4_9"><text:s/></text:span><text:span text:style-name="T4_10">jedynie</text:span><text:span text:style-name="T4_11"><text:s/></text:span><text:span text:style-name="T4_12">na</text:span><text:span text:style-name="T4_13"><text:s/></text:span><text:span text:style-name="T4_14">początku</text:span><text:span text:style-name="T4_15"><text:s/></text:span><text:span text:style-name="T4_16">odcinka</text:span><text:span text:style-name="T4_17">,<text:s/></text:span><text:span text:style-name="T4_18">w</text:span><text:span text:style-name="T4_19"><text:s/></text:span><text:span text:style-name="T4_20">scenie</text:span><text:span text:style-name="T4_21">,<text:s/></text:span><text:span text:style-name="T4_22">która</text:span><text:span text:style-name="T4_23">,<text:s/></text:span><text:span text:style-name="T4_24">jak</text:span><text:span text:style-name="T4_25"><text:s/></text:span><text:span text:style-name="T4_26">się</text:span><text:span text:style-name="T4_27"><text:s/></text:span><text:span text:style-name="T4_28">później</text:span><text:span text:style-name="T4_29"><text:s/></text:span><text:span text:style-name="T4_30">okaże</text:span><text:span text:style-name="T4_31">,<text:s/></text:span><text:span text:style-name="T4_32">przedstawia</text:span><text:span text:style-name="T4_33"><text:s/></text:span><text:span text:style-name="T4_34">bitwę</text:span><text:span text:style-name="T4_35"><text:s/></text:span><text:span text:style-name="T4_36">mającą</text:span><text:span text:style-name="T4_37"><text:s/></text:span><text:span text:style-name="T4_38">rozegrać</text:span><text:span text:style-name="T4_39"><text:s/></text:span><text:span text:style-name="T4_40">się</text:span><text:span text:style-name="T4_41"><text:s/></text:span><text:span text:style-name="T4_42">w</text:span><text:span text:style-name="T4_43"><text:s/></text:span><text:span text:style-name="T4_44">przyszłości</text:span><text:span text:style-name="T4_45"><text:s/></text:span><text:span text:style-name="T4_46">i</text:span><text:span text:style-name="T4_47"><text:s/></text:span><text:span text:style-name="T4_48">później</text:span><text:span text:style-name="T4_49"><text:s/></text:span><text:span text:style-name="T4_50">w</text:span><text:span text:style-name="T4_51"><text:s/></text:span><text:span text:style-name="T4_52">krótkiej</text:span><text:span text:style-name="T4_53"><text:s/></text:span><text:span text:style-name="T4_54">prezentacji</text:span><text:span text:style-name="T4_55"><text:s/></text:span><text:span text:style-name="T4_56">dla</text:span><text:span text:style-name="T4_57"><text:s/></text:span><text:span text:style-name="T4_58">uczennic</text:span><text:span text:style-name="T4_59">.<text:s/></text:span><text:span text:style-name="T4_60">Poza</text:span><text:span text:style-name="T4_61"><text:s/></text:span><text:span text:style-name="T4_62">tymi</text:span><text:span text:style-name="T4_63"><text:s/></text:span><text:span text:style-name="T4_64">dwoma</text:span><text:span text:style-name="T4_65"><text:s/></text:span><text:span text:style-name="T4_66">momentami</text:span><text:span text:style-name="T4_67"><text:s/></text:span><text:span text:style-name="T4_68">widzimy</text:span><text:span text:style-name="T4_69"><text:s/></text:span><text:span text:style-name="T4_70">jedynie</text:span><text:span text:style-name="T4_71"><text:s/></text:span><text:span text:style-name="T4_72">sceny</text:span><text:span text:style-name="T4_73"><text:s/></text:span><text:span text:style-name="T4_74">z</text:span><text:span text:style-name="T4_75"><text:s/></text:span><text:span text:style-name="T4_76">codziennego</text:span><text:span text:style-name="T4_77"><text:s/></text:span><text:span text:style-name="T4_78">życia</text:span><text:span text:style-name="T4_79"><text:s/></text:span><text:span text:style-name="T4_80">licealistek</text:span><text:span text:style-name="T4_81">,<text:s/></text:span><text:span text:style-name="T4_82">które</text:span><text:span text:style-name="T4_83">,<text:s/></text:span><text:span text:style-name="T4_84">chociaż</text:span><text:span text:style-name="T4_85"><text:s/></text:span><text:span text:style-name="T4_86">dialogi</text:span><text:span text:style-name="T4_87"><text:s/></text:span><text:span text:style-name="T4_88">są</text:span><text:span text:style-name="T4_89"><text:s/></text:span><text:span text:style-name="T4_90">chwilami</text:span><text:span text:style-name="T4_91"><text:s/></text:span><text:span text:style-name="T4_92">zabawne</text:span><text:span text:style-name="T4_93">,<text:s/></text:span><text:span text:style-name="T4_94">to</text:span><text:span text:style-name="T4_95"><text:s/></text:span><text:span text:style-name="T4_96">ogólnie</text:span><text:span text:style-name="T4_97"><text:s/></text:span><text:span text:style-name="T4_98">są</text:span><text:span text:style-name="T4_99"><text:s/></text:span><text:span text:style-name="T4_100">jednak</text:span><text:span text:style-name="T4_101"><text:s/></text:span><text:span text:style-name="T4_102">nudne</text:span><text:span text:style-name="T4_103">.<text:s/></text:span><text:span text:style-name="T4_104">Oczywiście</text:span><text:span text:style-name="T4_105">,<text:s/></text:span><text:span text:style-name="T4_106">odcinek</text:span><text:span text:style-name="T4_107"><text:s/></text:span><text:span text:style-name="T4_108">spełnia</text:span><text:span text:style-name="T4_109"><text:s/></text:span><text:span text:style-name="T4_110">funkcję</text:span><text:span text:style-name="T4_111"><text:s/></text:span><text:span text:style-name="T4_112">prezentacji</text:span><text:span text:style-name="T4_113"><text:s/></text:span><text:span text:style-name="T4_114">postaci</text:span><text:span text:style-name="T4_115">,<text:s/></text:span><text:span text:style-name="T4_116">ich</text:span><text:span text:style-name="T4_117"><text:s/></text:span><text:span text:style-name="T4_118">motywacji</text:span><text:span text:style-name="T4_119"><text:s/></text:span><text:span text:style-name="T4_120">i</text:span><text:span text:style-name="T4_121"><text:s/></text:span><text:span text:style-name="T4_122">realiów</text:span><text:span text:style-name="T4_123"><text:s/></text:span><text:span text:style-name="T4_124">świata</text:span><text:span text:style-name="T4_125">,<text:s/></text:span><text:span text:style-name="T4_126">w</text:span><text:span text:style-name="T4_127"><text:s/></text:span><text:span text:style-name="T4_128">którym</text:span><text:span text:style-name="T4_129"><text:s/></text:span><text:span text:style-name="T4_130">funkcjonują</text:span><text:span text:style-name="T4_131">,<text:s/></text:span><text:span text:style-name="T4_132">ale</text:span><text:span text:style-name="T4_133"><text:s/></text:span><text:span text:style-name="T4_134">być</text:span><text:span text:style-name="T4_135"><text:s/></text:span><text:span text:style-name="T4_136">może</text:span><text:span text:style-name="T4_137"><text:s/></text:span><text:span text:style-name="T4_138">dałoby</text:span><text:span text:style-name="T4_139"><text:s/></text:span><text:span text:style-name="T4_140">się</text:span><text:span text:style-name="T4_141"><text:s/></text:span><text:span text:style-name="T4_142">zrobić</text:span><text:span text:style-name="T4_143"><text:s/></text:span><text:span text:style-name="T4_144">to</text:span><text:span text:style-name="T4_145"><text:s/></text:span><text:span text:style-name="T4_146">w</text:span><text:span text:style-name="T4_147"><text:s/></text:span><text:span text:style-name="T4_148">bardziej</text:span><text:span text:style-name="T4_149"><text:s/></text:span><text:span text:style-name="T4_150">interesujący</text:span><text:span text:style-name="T4_151"><text:s/></text:span><text:span text:style-name="T4_152">sposób</text:span><text:span text:style-name="T4_153">.<text:s/></text:span><text:span text:style-name="T4_154">Tymczasem</text:span><text:span text:style-name="T4_155"><text:s/></text:span><text:span text:style-name="T4_156">na</text:span><text:span text:style-name="T4_157"><text:s/></text:span><text:span text:style-name="T4_158">przestrzeni</text:span><text:span text:style-name="T4_159"><text:s/></text:span><text:span text:style-name="T4_160">dwudziestu</text:span><text:span text:style-name="T4_161"><text:s/></text:span><text:span text:style-name="T4_162">minut</text:span><text:span text:style-name="T4_163"><text:s/></text:span><text:span text:style-name="T4_164">dowiadujemy</text:span><text:span text:style-name="T4_165"><text:s/></text:span><text:span text:style-name="T4_166">się</text:span><text:span text:style-name="T4_167"><text:s/></text:span><text:span text:style-name="T4_168">jedynie</text:span><text:span text:style-name="T4_169">,<text:s/></text:span><text:span text:style-name="T4_170">że</text:span><text:span text:style-name="T4_171"><text:s/></text:span><text:span text:style-name="T4_172">bohaterki</text:span><text:span text:style-name="T4_173"><text:s/></text:span><text:span text:style-name="T4_174">są</text:span><text:span text:style-name="T4_175"><text:s/></text:span><text:span text:style-name="T4_176">typowymi</text:span><text:span text:style-name="T4_177"><text:s/></text:span><text:span text:style-name="T4_178">średnio</text:span><text:span text:style-name="T4_179"><text:s/></text:span><text:span text:style-name="T4_180">rozgarniętymi</text:span><text:span text:style-name="T4_181"><text:s/></text:span><text:span text:style-name="T4_182">nastolatkami</text:span><text:span text:style-name="T4_183">,<text:s/></text:span><text:span text:style-name="T4_184">których</text:span><text:span text:style-name="T4_185"><text:s/></text:span><text:span text:style-name="T4_186">tematy</text:span><text:span text:style-name="T4_187"><text:s/></text:span><text:span text:style-name="T4_188">rozmów</text:span><text:span text:style-name="T4_189"><text:s/></text:span><text:span text:style-name="T4_190">sprowadzają</text:span><text:span text:style-name="T4_191"><text:s/></text:span><text:span text:style-name="T4_192">się</text:span><text:span text:style-name="T4_193"><text:s/></text:span><text:span text:style-name="T4_194">do</text:span><text:span text:style-name="T4_195"><text:s/></text:span><text:span text:style-name="T4_196">chłopaków</text:span><text:span text:style-name="T4_197">,<text:s/></text:span><text:span text:style-name="T4_198">lekcji</text:span><text:span text:style-name="T4_199"><text:s/></text:span><text:span text:style-name="T4_200">i</text:span><text:span text:style-name="T4_201"><text:s/></text:span><text:span text:style-name="T4_202">czasami</text:span><text:span text:style-name="T4_203"><text:s/></text:span><text:span text:style-name="T4_204">jedzenia</text:span><text:span text:style-name="T4_205">.<text:s/></text:span><text:span text:style-name="T4_206">Dobrze</text:span><text:span text:style-name="T4_207">,<text:s/></text:span><text:span text:style-name="T4_208">że</text:span><text:span text:style-name="T4_209"><text:s/></text:span><text:span text:style-name="T4_210">przy</text:span><text:span text:style-name="T4_211"><text:s/></text:span><text:span text:style-name="T4_212">okazji</text:span><text:span text:style-name="T4_213"><text:s/></text:span><text:span text:style-name="T4_214">poznajemy</text:span><text:span text:style-name="T4_215"><text:s/></text:span><text:span text:style-name="T4_216">również</text:span><text:span text:style-name="T4_217"><text:s/></text:span><text:span text:style-name="T4_218">wycinek</text:span><text:span text:style-name="T4_219"><text:s/></text:span><text:span text:style-name="T4_220">przeszłości</text:span><text:span text:style-name="T4_221"><text:s/></text:span><text:span text:style-name="T4_222">głównej</text:span><text:span text:style-name="T4_223"><text:s/></text:span><text:span text:style-name="T4_224">bohaterki</text:span><text:span text:style-name="T4_225">,<text:s/></text:span><text:span text:style-name="T4_226">której</text:span><text:span text:style-name="T4_227">,<text:s/></text:span><text:span text:style-name="T4_228">jak</text:span><text:span text:style-name="T4_229"><text:s/></text:span><text:span text:style-name="T4_230">się</text:span><text:span text:style-name="T4_231"><text:s/></text:span><text:span text:style-name="T4_232">okazuje</text:span><text:span text:style-name="T4_233">,<text:s/></text:span><text:span text:style-name="T4_234">czołgi</text:span><text:span text:style-name="T4_235"><text:s/></text:span><text:span text:style-name="T4_236">nie</text:span><text:span text:style-name="T4_237"><text:s/></text:span><text:span text:style-name="T4_238">są</text:span><text:span text:style-name="T4_239"><text:s/></text:span><text:span text:style-name="T4_240">tak</text:span><text:span text:style-name="T4_241"><text:s/></text:span><text:span text:style-name="T4_242">obce</text:span><text:span text:style-name="T4_243">,<text:s/></text:span><text:span text:style-name="T4_244">jak</text:span><text:span text:style-name="T4_245"><text:s/></text:span><text:span text:style-name="T4_246">mogłoby</text:span><text:span text:style-name="T4_247"><text:s/></text:span><text:span text:style-name="T4_248">się</text:span><text:span text:style-name="T4_249"><text:s/></text:span><text:span text:style-name="T4_250">to</text:span><text:span text:style-name="T4_251"><text:s/></text:span><text:span text:style-name="T4_252">na</text:span><text:span text:style-name="T4_253"><text:s/></text:span><text:span text:style-name="T4_254">początku</text:span><text:span text:style-name="T4_255"><text:s/></text:span><text:span text:style-name="T4_256">wydawać</text:span><text:span text:style-name="T4_257">.</text:span></text:p>
      <text:p text:style-name="P5"><text:span text:style-name="T5_1">Uważam</text:span><text:span text:style-name="T5_2">,<text:s/></text:span><text:span text:style-name="T5_3">że</text:span><text:span text:style-name="T5_4"><text:s/></text:span><text:span text:style-name="T5_5">pierwszy</text:span><text:span text:style-name="T5_6"><text:s/></text:span><text:span text:style-name="T5_7">odcinek</text:span><text:span text:style-name="T5_8"><text:s/></text:span><text:span text:style-name="T5_9">serialu</text:span><text:span text:style-name="T5_10"><text:s/></text:span><text:span text:style-name="T5_11">powinien</text:span><text:span text:style-name="T5_12"><text:s/></text:span><text:span text:style-name="T5_13">prezentować</text:span><text:span text:style-name="T5_14"><text:s/></text:span><text:span text:style-name="T5_15">wszystko</text:span><text:span text:style-name="T5_16"><text:s/></text:span><text:span text:style-name="T5_17">to</text:span><text:span text:style-name="T5_18">,<text:s/></text:span><text:span text:style-name="T5_19">co</text:span><text:span text:style-name="T5_20"><text:s/></text:span><text:span text:style-name="T5_21">serial</text:span><text:span text:style-name="T5_22"><text:s/></text:span><text:span text:style-name="T5_23">będzie</text:span><text:span text:style-name="T5_24"><text:s/></text:span><text:span text:style-name="T5_25">miał</text:span><text:span text:style-name="T5_26"><text:s/></text:span><text:span text:style-name="T5_27">najlepszego</text:span><text:span text:style-name="T5_28">.<text:s/></text:span><text:span text:style-name="T5_29">Tutaj</text:span><text:span text:style-name="T5_30"><text:s/></text:span><text:span text:style-name="T5_31">tak</text:span><text:span text:style-name="T5_32"><text:s/></text:span><text:span text:style-name="T5_33">się</text:span><text:span text:style-name="T5_34"><text:s/></text:span><text:span text:style-name="T5_35">nie</text:span><text:span text:style-name="T5_36"><text:s/></text:span><text:span text:style-name="T5_37">dzieje</text:span><text:span text:style-name="T5_38">,<text:s/></text:span><text:span text:style-name="T5_39">tym</text:span><text:span text:style-name="T5_40"><text:s/></text:span><text:span text:style-name="T5_41">niemniej</text:span><text:span text:style-name="T5_42"><text:s/></text:span><text:span text:style-name="T5_43">radzę</text:span><text:span text:style-name="T5_44"><text:s/></text:span><text:span text:style-name="T5_45">nie</text:span><text:span text:style-name="T5_46"><text:s/></text:span><text:span text:style-name="T5_47">zniechęcać</text:span><text:span text:style-name="T5_48"><text:s/></text:span><text:span text:style-name="T5_49">się</text:span><text:span text:style-name="T5_50"><text:s/></text:span><text:span text:style-name="T5_51">do</text:span><text:span text:style-name="T5_52"><text:s/></text:span><text:span text:style-name="T5_53">całości</text:span><text:span text:style-name="T5_54"><text:s/></text:span><text:span text:style-name="T5_55">na</text:span><text:span text:style-name="T5_56"><text:s/></text:span><text:span text:style-name="T5_57">podstawie</text:span><text:span text:style-name="T5_58"><text:s/></text:span><text:span text:style-name="T5_59">tego</text:span><text:span text:style-name="T5_60"><text:s/></text:span><text:span text:style-name="T5_61">jednego</text:span><text:span text:style-name="T5_62"><text:s/></text:span><text:span text:style-name="T5_63">epizodu</text:span><text:span text:style-name="T5_64">,<text:s/></text:span><text:span text:style-name="T5_65">albowiem</text:span><text:span text:style-name="T5_66"><text:s/></text:span><text:span text:style-name="T5_67">kolejne</text:span><text:span text:style-name="T5_68"><text:s/></text:span><text:span text:style-name="T5_69">są</text:span><text:span text:style-name="T5_70"><text:s/></text:span><text:span text:style-name="T5_71">znacznie</text:span><text:span text:style-name="T5_72"><text:s/></text:span><text:span text:style-name="T5_73">lepsze</text:span><text:span text:style-name="T5_74"><text:s/>–<text:s/></text:span><text:span text:style-name="T5_75">są</text:span><text:span text:style-name="T5_76"><text:s/></text:span><text:span text:style-name="T5_77">w</text:span><text:span text:style-name="T5_78"><text:s/></text:span><text:span text:style-name="T5_79">nich</text:span><text:span text:style-name="T5_80"><text:s/></text:span><text:span text:style-name="T5_81">czołgi</text:span><text:span text:style-name="T5_8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